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4.16cm" fo:min-width="3.818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96cm" fo:min-width="3.81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219cm" fo:min-width="3.437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5.532cm" fo:min-width="4.707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317cm" fo:min-width="4.70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447cm" fo:min-width="4.70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798cm" fo:min-width="3.818cm"/>
    </style:style>
    <style:style style:name="gr9" style:family="graphic" style:parent-style-name="standard">
      <style:graphic-properties draw:stroke="none" svg:stroke-color="#000000" draw:fill="none" draw:fill-color="#ffffff" fo:min-height="2.925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682cm" fo:min-width="2.00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2.681cm" fo:min-width="2.00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2.682cm" fo:min-width="2.005cm"/>
    </style:style>
    <style:style style:name="gr14" style:family="graphic" style:parent-style-name="standard">
      <style:graphic-properties draw:textarea-horizontal-align="justify" draw:textarea-vertical-align="middle" draw:auto-grow-height="false" fo:min-height="3.561cm" fo:min-width="3.483cm"/>
    </style:style>
    <style:style style:name="gr15" style:family="graphic" style:parent-style-name="standard">
      <style:graphic-properties draw:textarea-horizontal-align="justify" draw:textarea-vertical-align="middle" draw:auto-grow-height="false" fo:min-height="2.164cm" fo:min-width="3.483cm"/>
    </style:style>
    <style:style style:name="gr16" style:family="graphic" style:parent-style-name="standard">
      <style:graphic-properties draw:textarea-horizontal-align="justify" draw:textarea-vertical-align="middle" draw:auto-grow-height="false" fo:min-height="2.292cm" fo:min-width="3.875cm"/>
    </style:style>
    <style:style style:name="gr17" style:family="graphic" style:parent-style-name="standard">
      <style:graphic-properties draw:textarea-horizontal-align="justify" draw:textarea-vertical-align="middle" draw:auto-grow-height="false" fo:min-height="2.291cm" fo:min-width="3.48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0.806cm" svg:x="1.635cm" svg:y="1.508cm">
          <draw:text-box>
            <text:p><text:span text:style-name="T1">Sniffing Dog Sports – Database Tables</text:span></text:p>
          </draw:text-box>
        </draw:frame>
        <draw:custom-shape draw:style-name="gr2" draw:text-style-name="P3" xml:id="id1" draw:id="id1" draw:layer="layout" svg:width="4.318cm" svg:height="4.41cm" svg:x="2.27cm" svg:y="2.94cm">
          <text:p text:style-name="P2">Handler / Member:</text:p>
          <text:p text:style-name="P2"><text:span text:style-name="T2"><text:tab/></text:span><text:span text:style-name="T2">ID</text:span></text:p>
          <text:p text:style-name="P2"><text:span text:style-name="T2"><text:tab/></text:span><text:span text:style-name="T2">Status</text:span></text:p>
          <text:p text:style-name="P2"><text:span text:style-name="T2"><text:tab/></text:span><text:span text:style-name="T2">Name</text:span></text:p>
          <text:p text:style-name="P2"><text:span text:style-name="T2"><text:tab/></text:span><text:span text:style-name="T2">Address</text:span></text:p>
          <text:p text:style-name="P2"><text:span text:style-name="T2"><text:tab/></text:span><text:span text:style-name="T2">City, State, Zip</text:span></text:p>
          <text:p text:style-name="P2"><text:span text:style-name="T2"><text:tab/></text:span><text:span text:style-name="T2">Home phone</text:span></text:p>
          <text:p text:style-name="P2"><text:span text:style-name="T2"><text:tab/></text:span><text:span text:style-name="T2">Cell phone</text:span></text:p>
          <text:p text:style-name="P2"><text:span text:style-name="T2"><text:tab/></text:span><text:span text:style-name="T2">Joined</text:span></text:p>
          <text:p text:style-name="P2"><text:span text:style-name="T2"><text:tab/></text:span><text:span text:style-name="T2">E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318cm" svg:height="3.21cm" svg:x="8.62cm" svg:y="6.68cm">
          <text:p text:style-name="P2">Dog:</text:p>
          <text:p text:style-name="P2"><text:span text:style-name="T2"><text:tab/></text:span><text:span text:style-name="T2">ID</text:span></text:p>
          <text:p text:style-name="P2"><text:span text:style-name="T2"><text:tab/></text:span><text:span text:style-name="T2">Status</text:span></text:p>
          <text:p text:style-name="P2"><text:span text:style-name="T2"><text:tab/></text:span><text:span text:style-name="T2">Handler ID</text:span></text:p>
          <text:p text:style-name="P2"><text:span text:style-name="T2"><text:tab/></text:span><text:span text:style-name="T2">Call Name</text:span></text:p>
          <text:p text:style-name="P2"><text:span text:style-name="T2"><text:tab/></text:span><text:span text:style-name="T2">Registered Name</text:span></text:p>
          <text:p text:style-name="P2"><text:span text:style-name="T2"><text:tab/></text:span><text:span text:style-name="T2">Bree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937cm" svg:height="5.469cm" svg:x="2.905cm" svg:y="20.55cm">
          <text:p text:style-name="P2">Trial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Date</text:span></text:p>
          <text:p text:style-name="P2"><text:span text:style-name="T2"><text:s/></text:span><text:span text:style-name="T2">Level</text:span></text:p>
          <text:p text:style-name="P2"><text:span text:style-name="T2"><text:s/></text:span><text:span text:style-name="T2">Location</text:span></text:p>
          <text:p text:style-name="P2"><text:span text:style-name="T2"><text:s/></text:span><text:span text:style-name="T2">Host</text:span></text:p>
          <text:p text:style-name="P2"><text:span text:style-name="T2"><text:s/></text:span><text:span text:style-name="T2">Judge</text:span></text:p>
          <text:p text:style-name="P2"><text:span text:style-name="T2"><text:s/></text:span><text:span text:style-name="T2">Secretary</text:span></text:p>
          <text:p text:style-name="P2"><text:span text:style-name="T2"><text:s/></text:span><text:span text:style-name="T2">Fee</text:span></text:p>
          <text:p text:style-name="P2"><text:span text:style-name="T2"><text:s/></text:span><text:span text:style-name="T2">Runs</text:span></text:p>
          <text:p text:style-name="P2"><text:span text:style-name="T2"><text:s/></text:span><text:span text:style-name="T2">Dogs</text:span></text:p>
          <text:p text:style-name="P2"><text:span text:style-name="T2"><text:s/></text:span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207cm" svg:height="5.782cm" svg:x="2.27cm" svg:y="12.46cm">
          <text:p text:style-name="P2">Score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Trial ID</text:span></text:p>
          <text:p text:style-name="P2"><text:span text:style-name="T2"><text:s/></text:span><text:span text:style-name="T2">Level</text:span></text:p>
          <text:p text:style-name="P2"><text:span text:style-name="T2"><text:s/></text:span><text:span text:style-name="T2">Dog ID</text:span></text:p>
          <text:p text:style-name="P2"><text:span text:style-name="T2"><text:s/></text:span><text:span text:style-name="T2">Tier (amateur or pro)</text:span></text:p>
          <text:p text:style-name="P2"><text:span text:style-name="T2"><text:s/></text:span><text:span text:style-name="T2">Class</text:span></text:p>
          <text:p text:style-name="P2"><text:span text:style-name="T2"><text:s/></text:span><text:span text:style-name="T2">Deduct</text:span></text:p>
          <text:p text:style-name="P2"><text:span text:style-name="T2"><text:s/></text:span><text:span text:style-name="T2">Pass</text:span></text:p>
          <text:p text:style-name="P2"><text:span text:style-name="T2"><text:s/></text:span><text:span text:style-name="T2">Time</text:span></text:p>
          <text:p text:style-name="P2"><text:span text:style-name="T2"><text:s/></text:span><text:span text:style-name="T2">AdjustedTime</text:span></text:p>
          <text:p text:style-name="P2"><text:span text:style-name="T2"><text:s/></text:span><text:span text:style-name="T2">Ran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5.207cm" svg:height="1.567cm" svg:x="11.033cm" svg:y="16.07cm">
          <text:p text:style-name="P2">Class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Name (area,container,game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5.207cm" svg:height="1.697cm" svg:x="11.16cm" svg:y="21.147cm">
          <text:p text:style-name="P2">Level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Name (Novice,Advanced,etc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3" draw:id="id3" draw:layer="layout" svg:width="4.318cm" svg:height="3.048cm" svg:x="15.732cm" svg:y="9.882cm">
          <text:p text:style-name="P2">Title:</text:p>
          <text:p text:style-name="P2"><text:span text:style-name="T2"><text:s/></text:span><text:span text:style-name="T2">ID</text:span></text:p>
          <text:p text:style-name="P2"><text:span text:style-name="T2"><text:s/></text:span><text:span text:style-name="T2">Dog ID</text:span></text:p>
          <text:p text:style-name="P2"><text:span text:style-name="T2"><text:s/></text:span><text:span text:style-name="T2">Level</text:span></text:p>
          <text:p text:style-name="P2"><text:span text:style-name="T2"><text:s/></text:span><text:span text:style-name="T2">Class</text:span></text:p>
          <text:p text:style-name="P2"><text:span text:style-name="T2"><text:s/></text:span><text:span text:style-name="T2">Issu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0.287cm" svg:height="3.175cm" svg:x="9.89cm" svg:y="2.905cm">
          <draw:text-box>
            <text:list text:style-name="L1">
              <text:list-item>
                <text:p><text:span text:style-name="T3">Handler registers dog</text:span></text:p>
              </text:list-item>
              <text:list-item>
                <text:p><text:span text:style-name="T3">Handler enters trial creating a 'Try'</text:span></text:p>
              </text:list-item>
              <text:list-item>
                <text:p><text:span text:style-name="T3">Score sheets generated from Trial + Trys</text:span></text:p>
              </text:list-item>
              <text:list-item>
                <text:p><text:span text:style-name="T3">Trys updated from score sheets</text:span></text:p>
              </text:list-item>
              <text:list-item>
                <text:p><text:span text:style-name="T3">Title(s) calculated from queries of Trys</text:span></text:p>
              </text:list-item>
              <text:list-item>
                <text:p><text:span text:style-name="T3">Reports generated from queries using all tables</text:span></text:p>
              </text:list-item>
            </text:list>
          </draw:text-box>
        </draw:frame>
        <draw:connector draw:style-name="gr10" draw:text-style-name="P5" draw:layer="layout" svg:x1="6.588cm" svg:y1="5.145cm" svg:x2="8.62cm" svg:y2="8.285cm" draw:start-shape="id1" draw:start-glue-point="1" draw:end-shape="id2" svg:d="M6588 5145h1016v3140h1016" svg:viewBox="0 0 2033 3141">
          <text:p/>
        </draw:connector>
        <draw:connector draw:style-name="gr10" draw:text-style-name="P5" draw:layer="layout" svg:x1="12.938cm" svg:y1="8.285cm" svg:x2="17.891cm" svg:y2="9.882cm" draw:start-shape="id2" draw:start-glue-point="1" draw:end-shape="id3" draw:end-glue-point="0" svg:d="M12938 8285h4953v1597" svg:viewBox="0 0 4954 1598">
          <text:p/>
        </draw:connector>
        <draw:connector draw:style-name="gr10" draw:text-style-name="P5" draw:layer="layout" svg:x1="10.779cm" svg:y1="9.89cm" svg:x2="4.873cm" svg:y2="12.46cm" draw:start-shape="id2" draw:start-glue-point="2" draw:end-shape="id4" svg:d="M10779 9890v1285h-5906v1285" svg:viewBox="0 0 5907 2571">
          <text:p/>
        </draw:connector>
        <draw:connector draw:style-name="gr10" draw:text-style-name="P5" draw:layer="layout" svg:x1="4.873cm" svg:y1="18.242cm" svg:x2="4.873cm" svg:y2="20.55cm" draw:start-shape="id4" draw:start-glue-point="2" draw:end-shape="id5" draw:end-glue-point="0" svg:d="M4873 18242v2308" svg:viewBox="0 0 1 2309">
          <text:p/>
        </draw:connector>
        <draw:connector draw:style-name="gr10" draw:text-style-name="P5" draw:layer="layout" svg:x1="7.477cm" svg:y1="15.351cm" svg:x2="11.033cm" svg:y2="16.853cm" draw:start-shape="id4" draw:start-glue-point="1" draw:end-shape="id6" draw:end-glue-point="3" svg:d="M7477 15351h1777v1502h1779" svg:viewBox="0 0 3557 1503">
          <text:p/>
        </draw:connector>
        <draw:connector draw:style-name="gr10" draw:text-style-name="P5" draw:layer="layout" svg:x1="7.477cm" svg:y1="15.351cm" svg:x2="11.16cm" svg:y2="21.995cm" draw:start-shape="id4" draw:start-glue-point="1" draw:end-shape="id7" draw:end-glue-point="3" svg:d="M7477 15351h1841v6644h1842" svg:viewBox="0 0 3684 6645">
          <text:p/>
        </draw:connector>
        <draw:connector draw:style-name="gr10" draw:text-style-name="P5" draw:layer="layout" svg:x1="11.16cm" svg:y1="21.995cm" svg:x2="6.842cm" svg:y2="23.284cm" draw:start-shape="id7" draw:start-glue-point="3" draw:end-shape="id5" svg:d="M11160 21995h-2160v1289h-2158" svg:viewBox="0 0 4319 1290">
          <text:p/>
        </draw:connector>
        <draw:connector draw:style-name="gr10" draw:text-style-name="P5" draw:layer="layout" svg:x1="16.367cm" svg:y1="21.995cm" svg:x2="17.891cm" svg:y2="12.93cm" draw:start-shape="id7" draw:start-glue-point="1" draw:end-shape="id3" svg:d="M16367 21995h1524v-9065" svg:viewBox="0 0 1525 9066">
          <text:p/>
        </draw:connector>
        <draw:connector draw:style-name="gr10" draw:text-style-name="P5" draw:layer="layout" svg:x1="16.24cm" svg:y1="16.853cm" svg:x2="17.891cm" svg:y2="12.93cm" draw:start-shape="id6" draw:start-glue-point="1" draw:end-shape="id3" svg:d="M16240 16853h1651v-3923" svg:viewBox="0 0 1652 3924">
          <text:p/>
        </draw:connector>
      </draw:page>
      <draw:page draw:name="page2" draw:style-name="dp1" draw:master-page-name="Default">
        <draw:frame draw:style-name="gr1" draw:text-style-name="P1" draw:layer="layout" svg:width="14.605cm" svg:height="0.806cm" svg:x="1.638cm" svg:y="1.508cm">
          <draw:text-box>
            <text:p><text:span text:style-name="T1">Sniffing Dog Sports – Processes</text:span></text:p>
          </draw:text-box>
        </draw:frame>
        <draw:g xml:id="id13" draw:id="id13">
          <draw:custom-shape draw:style-name="gr11" draw:text-style-name="P6" draw:layer="layout" svg:width="3.81cm" svg:height="2.931cm" svg:x="3.541cm" svg:y="3.04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2" draw:text-style-name="P7" draw:layer="layout" svg:width="3.81cm" svg:height="2.93cm" svg:x="3.033cm" svg:y="3.48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3" draw:text-style-name="P7" draw:layer="layout" svg:width="3.81cm" svg:height="2.931cm" svg:x="2.398cm" svg:y="3.919cm">
            <text:p text:style-name="P6">Members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custom-shape draw:style-name="gr14" draw:text-style-name="P6" xml:id="id11" draw:id="id11" draw:layer="layout" svg:width="5.207cm" svg:height="3.81cm" svg:x="2.27cm" svg:y="8.62cm">
          <text:p text:style-name="P6">Register</text:p>
          <text:p text:style-name="P6">Change/Edit</text:p>
          <text:p text:style-name="P6">Enter Trials</text:p>
          <text:p text:style-name="P6">Review Results</text:p>
          <text:p text:style-name="P6">Newsletter</text:p>
          <text:p text:style-name="P6">Blo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g xml:id="id12" draw:id="id12">
          <draw:custom-shape draw:style-name="gr11" draw:text-style-name="P6" draw:layer="layout" svg:width="3.81cm" svg:height="2.931cm" svg:x="16.14cm" svg:y="2.97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2" draw:text-style-name="P7" draw:layer="layout" svg:width="3.81cm" svg:height="2.93cm" svg:x="15.632cm" svg:y="3.41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3" draw:text-style-name="P7" draw:layer="layout" svg:width="3.81cm" svg:height="2.931cm" svg:x="14.997cm" svg:y="3.849cm">
            <text:p text:style-name="P6">Administrators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custom-shape draw:style-name="gr15" draw:text-style-name="P6" xml:id="id8" draw:id="id8" draw:layer="layout" svg:width="5.207cm" svg:height="2.413cm" svg:x="14.873cm" svg:y="8.633cm">
          <text:p text:style-name="P6">Schedule Trials</text:p>
          <text:p text:style-name="P6">Create Score</text:p>
          <text:p text:style-name="P6">Sheet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6" xml:id="id9" draw:id="id9" draw:layer="layout" svg:width="5.08cm" svg:height="3.81cm" svg:x="14.92cm" svg:y="13.7cm">
          <text:p text:style-name="P6">Trial Results</text:p>
          <text:p text:style-name="P6">Score shee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 xml:id="id10" draw:id="id10">
          <draw:custom-shape draw:style-name="gr11" draw:text-style-name="P6" draw:layer="layout" svg:width="3.81cm" svg:height="2.931cm" svg:x="9.913cm" svg:y="13.734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2" draw:text-style-name="P7" draw:layer="layout" svg:width="3.81cm" svg:height="2.93cm" svg:x="9.405cm" svg:y="14.174cm">
            <text:p/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13" draw:text-style-name="P7" draw:layer="layout" svg:width="3.81cm" svg:height="2.931cm" svg:x="8.77cm" svg:y="14.613cm">
            <text:p text:style-name="P6">Judges</text:p>
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</draw:custom-shape>
        </draw:g>
        <draw:custom-shape draw:style-name="gr15" draw:text-style-name="P6" xml:id="id14" draw:id="id14" draw:layer="layout" svg:width="5.207cm" svg:height="2.413cm" svg:x="2.293cm" svg:y="15.05cm">
          <text:p text:style-name="P6">Data Entry at</text:p>
          <text:p text:style-name="P6">Trials for</text:p>
          <text:p text:style-name="P6">Result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6" xml:id="id15" draw:id="id15" draw:layer="layout" svg:width="5.207cm" svg:height="2.54cm" svg:x="2.27cm" svg:y="19.35cm">
          <text:p text:style-name="P6">Apply Trial</text:p>
          <text:p text:style-name="P6">Results to</text:p>
          <text:p text:style-name="P6">Database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6" xml:id="id16" draw:id="id16" draw:layer="layout" svg:width="5.207cm" svg:height="2.54cm" svg:x="2.309cm" svg:y="23.836cm">
          <text:p text:style-name="P6">Process Titles</text:p>
          <text:p text:style-name="P6">And</text:p>
          <text:p text:style-name="P6">Generate</text:p>
          <text:p text:style-name="P6">Certificates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6" xml:id="id17" draw:id="id17" draw:layer="layout" svg:width="5.207cm" svg:height="2.54cm" svg:x="14.27cm" svg:y="23.851cm">
          <text:p text:style-name="P6">Reports &amp;</text:p>
          <text:p text:style-name="P6">Analysis, etc.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8" draw:text-style-name="P5" draw:layer="layout" svg:x1="17.476cm" svg:y1="11.046cm" svg:x2="17.46cm" svg:y2="13.7cm" draw:start-shape="id8" draw:start-glue-point="2" draw:end-shape="id9" draw:end-glue-point="4" svg:d="M17476 11046v1327h-16v1327" svg:viewBox="0 0 17 2655">
          <text:p/>
        </draw:connector>
        <draw:connector draw:style-name="gr18" draw:text-style-name="P5" draw:layer="layout" svg:x1="14.92cm" svg:y1="15.605cm" svg:x2="13.723cm" svg:y2="15.639cm" draw:start-shape="id9" draw:start-glue-point="5" draw:end-shape="id10" draw:end-glue-point="1" svg:d="M14920 15605h-598v34h-599" svg:viewBox="0 0 1198 35">
          <text:p/>
        </draw:connector>
        <draw:connector draw:style-name="gr18" draw:text-style-name="P5" draw:layer="layout" svg:x1="7.477cm" svg:y1="10.525cm" svg:x2="14.873cm" svg:y2="9.839cm" draw:start-shape="id11" draw:start-glue-point="1" draw:end-shape="id8" svg:d="M7477 10525h3698v-686h3698" svg:viewBox="0 0 7397 687">
          <text:p/>
        </draw:connector>
        <draw:connector draw:style-name="gr18" draw:text-style-name="P5" draw:layer="layout" svg:x1="17.473cm" svg:y1="6.78cm" svg:x2="17.476cm" svg:y2="8.633cm" draw:start-shape="id12" draw:start-glue-point="2" draw:end-shape="id8" draw:end-glue-point="0" svg:d="M17473 6780v926h3v927" svg:viewBox="0 0 4 1854">
          <text:p/>
        </draw:connector>
        <draw:connector draw:style-name="gr18" draw:text-style-name="P5" draw:layer="layout" svg:x1="4.874cm" svg:y1="6.85cm" svg:x2="4.873cm" svg:y2="8.62cm" draw:start-shape="id13" draw:start-glue-point="2" draw:end-shape="id11" draw:end-glue-point="0" svg:d="M4874 6850v885h-1v885" svg:viewBox="0 0 2 1771">
          <text:p/>
        </draw:connector>
        <draw:connector draw:style-name="gr18" draw:text-style-name="P5" draw:layer="layout" svg:x1="8.77cm" svg:y1="15.639cm" svg:x2="7.5cm" svg:y2="16.256cm" draw:start-shape="id10" draw:end-shape="id14" draw:end-glue-point="1" svg:d="M8770 15639h-635v617h-635" svg:viewBox="0 0 1271 618">
          <text:p/>
        </draw:connector>
        <draw:connector draw:style-name="gr18" draw:text-style-name="P5" draw:layer="layout" svg:x1="4.896cm" svg:y1="17.463cm" svg:x2="4.873cm" svg:y2="19.35cm" draw:start-shape="id14" draw:start-glue-point="2" draw:end-shape="id15" draw:end-glue-point="0" svg:d="M4896 17463v944h-23v943" svg:viewBox="0 0 24 1888">
          <text:p/>
        </draw:connector>
        <draw:connector draw:style-name="gr18" draw:text-style-name="P5" draw:layer="layout" svg:x1="4.873cm" svg:y1="21.89cm" svg:x2="4.912cm" svg:y2="23.836cm" draw:start-shape="id15" draw:start-glue-point="2" draw:end-shape="id16" draw:end-glue-point="0" svg:d="M4873 21890v974h39v972" svg:viewBox="0 0 40 1947">
          <text:p/>
        </draw:connector>
        <draw:connector draw:style-name="gr18" draw:text-style-name="P5" draw:layer="layout" svg:x1="7.516cm" svg:y1="25.106cm" svg:x2="14.27cm" svg:y2="25.121cm" draw:start-shape="id16" draw:start-glue-point="1" draw:end-shape="id17" draw:end-glue-point="3" svg:d="M7516 25106h3377v15h3377" svg:viewBox="0 0 6755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ley Puthuff</meta:initial-creator>
    <meta:creation-date>2016-05-29T07:34:26.435420099</meta:creation-date>
    <dc:date>2016-06-17T08:41:08.647065445</dc:date>
    <dc:creator>Harley Puthuff</dc:creator>
    <meta:editing-duration>PT12H25M37S</meta:editing-duration>
    <meta:editing-cycles>54</meta:editing-cycles>
    <meta:generator>LibreOffice/4.4.3.2$Linux_X86_64 LibreOffice_project/40m0$Build-2</meta:generator>
    <meta:document-statistic meta:object-count="47"/>
  </office:meta>
</office:document-meta>
</file>